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3124" calcext:value-type="float">
            <text:p>35.66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0186" calcext:value-type="float">
            <text:p>36.540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516" calcext:value-type="float">
            <text:p>36.64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43083636364" calcext:value-type="float">
            <text:p>37.034308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742101010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1" meta:object-count="0"/>
    <meta:user-defined meta:name="AppVersion">3.0</meta:user-defined>
  </office:meta>
</office:document-meta>
</file>